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0b1d" officeooo:paragraph-rsid="00190b1d"/>
    </style:style>
    <style:style style:name="P2" style:family="paragraph" style:parent-style-name="Standard">
      <style:text-properties fo:font-weight="bold" officeooo:rsid="00190b1d" officeooo:paragraph-rsid="00190b1d" style:font-weight-asian="bold" style:font-weight-complex="bold"/>
    </style:style>
    <style:style style:name="P3" style:family="paragraph" style:parent-style-name="Standard">
      <style:text-properties fo:font-size="14pt" fo:font-weight="bold" officeooo:rsid="00190b1d" officeooo:paragraph-rsid="00190b1d" style:font-size-asian="14pt" style:font-weight-asian="bold" style:font-size-complex="14pt" style:font-weight-complex="bold"/>
    </style:style>
    <style:style style:name="P4" style:family="paragraph" style:parent-style-name="Standard">
      <style:text-properties fo:font-size="14pt" fo:font-weight="bold" officeooo:rsid="00190b1d" officeooo:paragraph-rsid="001b1ba2" style:font-size-asian="14pt" style:font-weight-asian="bold" style:font-size-complex="14pt" style:font-weight-complex="bold"/>
    </style:style>
    <style:style style:name="P5" style:family="paragraph" style:parent-style-name="Standard">
      <style:text-properties fo:font-weight="normal" officeooo:rsid="0019f92b" officeooo:paragraph-rsid="0019f92b" style:font-weight-asian="normal" style:font-weight-complex="normal"/>
    </style:style>
    <style:style style:name="P6" style:family="paragraph" style:parent-style-name="Standard">
      <style:text-properties fo:font-weight="normal" officeooo:rsid="001b1ba2" officeooo:paragraph-rsid="001b1ba2" style:font-weight-asian="normal" style:font-weight-complex="normal"/>
    </style:style>
    <style:style style:name="P7" style:family="paragraph" style:parent-style-name="Standard">
      <style:text-properties fo:font-size="12pt" fo:font-weight="normal" officeooo:rsid="001b1ba2" officeooo:paragraph-rsid="001b1ba2" style:font-size-asian="10.5pt" style:font-weight-asian="normal" style:font-size-complex="12pt" style:font-weight-complex="normal"/>
    </style:style>
    <style:style style:name="P8" style:family="paragraph" style:parent-style-name="Standard" style:list-style-name="L1">
      <style:text-properties officeooo:paragraph-rsid="001b1ba2"/>
    </style:style>
    <style:style style:name="P9" style:family="paragraph" style:parent-style-name="Standard" style:list-style-name="L1">
      <style:text-properties officeooo:rsid="001ca2fb" officeooo:paragraph-rsid="001ca2fb"/>
    </style:style>
    <style:style style:name="T1" style:family="text">
      <style:text-properties fo:font-size="14pt" style:font-size-asian="14pt" style:font-size-complex="14pt"/>
    </style:style>
    <style:style style:name="T2" style:family="text">
      <style:text-properties fo:font-size="14pt" officeooo:rsid="0019f92b" style:font-size-asian="14pt" style:font-size-complex="14pt"/>
    </style:style>
    <style:style style:name="T3" style:family="text">
      <style:text-properties officeooo:rsid="001b1ba2"/>
    </style:style>
    <style:style style:name="T4" style:family="text">
      <style:text-properties style:text-underline-style="solid" style:text-underline-width="auto" style:text-underline-color="font-color" officeooo:rsid="001b1ba2"/>
    </style:style>
    <style:style style:name="T5" style:family="text">
      <style:text-properties fo:font-weight="normal" style:font-weight-asian="normal" style:font-weight-complex="normal"/>
    </style:style>
    <style:style style:name="T6" style:family="text">
      <style:text-properties fo:font-weight="normal" officeooo:rsid="001b1ba2" style:font-weight-asian="normal" style:font-weight-complex="normal"/>
    </style:style>
    <style:style style:name="T7" style:family="text">
      <style:text-properties fo:font-weight="normal" officeooo:rsid="001ca2fb"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ADR1: Use Github over Trello </text:span><text:span text:style-name="T2">for </text:span><text:span text:style-name="T1">managing project board</text:span>s</text:p>
      <text:p text:style-name="P5"/>
      <text:p text:style-name="P5">Managing projects using boards makes it easy to track the progress of the project. It helps <text:s/>with identifying what <text:s/>tasks should be done, which are in progress and which are completed. Both Trello and Github provide these features, however we believe that Github is most favourable to because we are already using for our project repository. </text:p>
      <text:p text:style-name="P5"/>
      <text:p text:style-name="P5">Trello is easy to use and has a great interface, however it is not in any way linked to our project repo. This means that we have to manually update the status of all issues to track down the progress. Github on the other hand, can automatically update the status of issues. <text:s/>When an assignee has completed their tasks and have requested a pull request, upon <text:span text:style-name="T3">approval</text:span> by <text:span text:style-name="T3">the respective</text:span> reviewers, it automatically closes the issue <text:span text:style-name="T3">and updates the status to </text:span><text:span text:style-name="T4">Done</text:span>. We can <text:span text:style-name="T3">also </text:span>assign team members to certain tasks and link issues to milestones. </text:p>
      <text:p text:style-name="P5"/>
      <text:p text:style-name="P4">Decision</text:p>
      <text:p text:style-name="P4"/>
      <text:p text:style-name="P7">We have decided to use Github to manage our project boards.</text:p>
      <text:p text:style-name="P7"/>
      <text:p text:style-name="P3">Status</text:p>
      <text:p text:style-name="P2"/>
      <text:p text:style-name="P6">Accepted</text:p>
      <text:p text:style-name="P2"/>
      <text:p text:style-name="P3">Consequences</text:p>
      <text:p text:style-name="P3"/>
      <text:list xml:id="list79892561" text:style-name="L1">
        <text:list-item>
          <text:p text:style-name="P8"><text:span text:style-name="T6">Some teams members find Github to be a bit complex </text:span><text:span text:style-name="T7">for managing project boards, so we will have to learn about it.</text:span></text:p>
        </text:list-item>
        <text:list-item>
          <text:p text:style-name="P9"><text:span text:style-name="T7">W</text:span><text:span text:style-name="T5">e do not have to worry about making mistakes when updating the status of issues because it will automatically be done for us.</text:span></text:p>
        </text:list-item>
      </text:list>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0:22:10.801016053</meta:creation-date>
    <dc:date>2019-04-26T16:58:16.369018656</dc:date>
    <meta:editing-duration>PT6M43S</meta:editing-duration>
    <meta:editing-cycles>1</meta:editing-cycles>
    <meta:document-statistic meta:table-count="0" meta:image-count="0" meta:object-count="0" meta:page-count="1" meta:paragraph-count="10" meta:word-count="223" meta:character-count="1276" meta:non-whitespace-character-count="1060"/>
    <meta:generator>LibreOffice/6.0.7.3$Linux_X86_64 LibreOffice_project/00m0$Build-3</meta:generator>
  </office:meta>
</office:document-meta>
</file>